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001cm" svg:height="5.969cm" svg:x="6.334cm" svg:y="3.28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159cm" svg:x="8.366cm" svg:y="3.794cm">
          <text:p text:style-name="P1">Cor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1.778cm" svg:x="11.033cm" svg:y="6.842cm">
          <text:p text:style-name="P1">L1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67cm" svg:height="1.778cm" svg:x="6.969cm" svg:y="6.842cm">
          <text:p text:style-name="P1">L1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445cm" svg:height="3.429cm" svg:x="8.112cm" svg:y="10.779cm">
          <text:p text:style-name="P1">L2 Cach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001cm" svg:height="5.969cm" svg:x="6.334cm" svg:y="15.8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13cm" svg:height="1.27cm" svg:x="6.996cm" svg:y="16.367cm">
          <text:p text:style-name="P1">NO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731cm" svg:height="2.413cm" svg:x="6.969cm" svg:y="18.78cm">
          <text:p text:style-name="P1">Main Memor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75cm" svg:height="1.27cm" svg:x="10.552cm" svg:y="16.367cm">
          <text:p text:style-name="P1">Controll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509cm" svg:y1="16.875cm" svg:x2="10.652cm" svg:y2="16.875cm">
          <text:p/>
        </draw:line>
        <draw:line draw:style-name="gr3" draw:text-style-name="P1" draw:layer="layout" svg:x1="12.049cm" svg:y1="17.637cm" svg:x2="12.049cm" svg:y2="18.78cm">
          <text:p/>
        </draw:line>
        <draw:line draw:style-name="gr3" draw:text-style-name="P1" draw:layer="layout" svg:x1="8.874cm" svg:y1="5.953cm" svg:x2="8.874cm" svg:y2="6.969cm">
          <text:p/>
        </draw:line>
        <draw:line draw:style-name="gr3" draw:text-style-name="P1" draw:layer="layout" svg:x1="11.668cm" svg:y1="5.953cm" svg:x2="11.668cm" svg:y2="6.969cm">
          <text:p/>
        </draw:line>
        <draw:line draw:style-name="gr3" draw:text-style-name="P1" draw:layer="layout" svg:x1="10.398cm" svg:y1="9.255cm" svg:x2="10.398cm" svg:y2="10.779cm">
          <text:p/>
        </draw:line>
        <draw:line draw:style-name="gr3" draw:text-style-name="P1" draw:layer="layout" svg:x1="10.398cm" svg:y1="14.208cm" svg:x2="10.398cm" svg:y2="15.859cm">
          <text:p/>
        </draw:line>
        <draw:custom-shape draw:style-name="gr1" draw:text-style-name="P1" draw:layer="layout" svg:width="8.001cm" svg:height="5.08cm" svg:x="6.334cm" svg:y="10.01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urav Kukreja</meta:initial-creator>
    <meta:creation-date>2014-10-28T22:58:08.911481505</meta:creation-date>
    <dc:date>2014-10-28T23:09:50.165810736</dc:date>
    <dc:creator>Gaurav Kukreja</dc:creator>
    <meta:editing-duration>P0D</meta:editing-duration>
    <meta:editing-cycles>1</meta:editing-cycles>
    <meta:document-statistic meta:object-count="16"/>
    <meta:generator>LibreOffice/4.2.6.3$Linux_X86_64 LibreOffice_project/420m0$Build-3</meta:generator>
  </office:meta>
</office:document-meta>
</file>